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9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weight="bold" style:font-weight-asian="bold" style:font-weight-complex="bold"/>
    </style:style>
    <style:style style:name="T1" style:family="text">
      <style:text-properties fo:color="#6666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96cm" svg:y1="2.5cm" svg:x2="5cm" svg:y2="2.5cm">
          <text:p/>
        </draw:line>
        <draw:frame draw:style-name="gr3" draw:layer="layout" svg:width="2.679cm" svg:height="0.962cm" svg:x="2.321cm" svg:y="3.231cm">
          <draw:text-box>
            <text:p>tabTab</text:p>
          </draw:text-box>
        </draw:frame>
        <draw:custom-shape draw:style-name="gr4" draw:text-style-name="P2" draw:layer="layout" svg:width="1cm" svg:height="1cm" svg:x="6cm" svg:y="2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5cm" svg:y="2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7cm" svg:y="2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8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9cm" svg:y="2cm">
          <text:p text:style-name="P1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0cm" svg:y="2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1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2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20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9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8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7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6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4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3cm" svg:y="2cm">
          <text:p text:style-name="P1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cm" svg:x="15cm" svg:y="2cm">
          <text:p text:style-name="P1"><text:span text:style-name="T1">\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05T08:33:35</meta:creation-date>
    <meta:editing-duration>PT00H18M09S</meta:editing-duration>
    <meta:editing-cycles>4</meta:editing-cycles>
    <meta:generator>OpenOffice.org/3.2$Linux OpenOffice.org_project/320m19$Build-9505</meta:generator>
    <meta:initial-creator>bdh </meta:initial-creator>
    <dc:date>2014-10-05T11:26:11</dc:date>
    <dc:creator>bdh </dc:creator>
    <meta:document-statistic meta:object-count="19"/>
  </office:meta>
</office:document-meta>
</file>